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6.394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4-21">
            <text:p>04/21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1021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1022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1022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 table:number-columns-repeated="1019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2">OR packet has FIN bit set</text:span>):</text:p>
            <text:p><text:s/>Outstanding += 1</text:p>
          </table:table-cell>
          <table:table-cell table:number-columns-repeated="1019"/>
        </table:table-row>
        <table:table-row table:style-name="ro6">
          <table:table-cell office:value-type="string">
            <text:p>TimerFired</text:p>
          </table:table-cell>
          <table:table-cell/>
          <table:table-cell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1020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1022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  <text:p/>
            <text:p><text:span text:style-name="T2"># This needs to happen after all calls to all modules</text:span></text:p>
            <text:p><text:span text:style-name="T3">If saved CloseEvent &amp;&amp; send buffer is empty &amp;&amp; # outstanding == 0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4"><text:s/></text:span><text:span text:style-name="T4">Create Packet;</text:span></text:p>
            <text:p><text:span text:style-name="T4"><text:s/></text:span><text:span text:style-name="T4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>If Fin &amp;&amp; state == Established:</text:span></text:p>
            <text:p><text:span text:style-name="T2"><text:s/>→ </text:span><text:span text:style-name="T2">CloseWait;</text:span></text:p>
            <text:p><text:span text:style-name="T2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4"><text:s/></text:span><text:span text:style-name="T4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4">if </text:span><text:span text:style-name="T3">outstanding &gt; 0 &amp;&amp; </text:span><text:span text:style-name="T4">ACK &amp;&amp; packet ack number – 1 == last sent sequence number:</text:span></text:p>
            <text:p><text:span text:style-name="T4"><text:s/></text:span><text:span text:style-name="T4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4"><text:s/></text:span><text:span text:style-name="T4">Create Packet;</text:span></text:p>
            <text:p><text:span text:style-name="T4"><text:s/></text:span><text:span text:style-name="T4">Fill in data;</text:span></text:p>
            <text:p><text:span text:style-name="T4"><text:s/></text:span><text:span text:style-name="T4">Outstanding += 1</text:span></text:p>
            <text:p><text:span text:style-name="T4"><text:s/></text:span><text:span text:style-name="T4">[SendPacket]; </text:span></text:p>
            <text:p><text:span text:style-name="T4"><text:s/></text:span><text:span text:style-name="T4">[SendBufferNotFull];</text:span></text:p>
          </table:table-cell>
          <table:table-cell table:number-columns-repeated="1019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1022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CloseEvent</text:p>
          </table:table-cell>
          <table:table-cell table:style-name="ce3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3"/>
          <table:table-cell table:style-name="ce3" office:value-type="string">
            <text:p>return #outstanding</text:p>
          </table:table-cell>
          <table:table-cell table:number-columns-repeated="1019"/>
        </table:table-row>
        <table:table-row table:style-name="ro3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/>
          <table:table-cell table:style-name="ce4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ected packet (packet I want) means that the incoming sequence number == context's saved ack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6:0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1T16:05:31</dc:date>
    <dc:creator>Randy Buck</dc:creator>
    <meta:editing-duration>PT156H38M55S</meta:editing-duration>
    <meta:editing-cycles>120</meta:editing-cycles>
    <meta:generator>OpenOffice.org/3.2$Unix OpenOffice.org_project/320m12$Build-9483</meta:generator>
    <meta:printed-by>Randy Buck</meta:printed-by>
    <meta:print-date>2011-04-21T15:51:50</meta:print-date>
    <meta:document-statistic meta:table-count="3" meta:cell-count="53" meta:object-count="0"/>
  </office:meta>
</office:document-meta>
</file>